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Roman" svg:font-family="Times-Roman" style:font-family-generic="roman"/>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Subtitle">
      <style:text-properties style:use-window-font-color="true" style:font-name="Times-Roman" fo:font-size="11pt" fo:font-weight="bold" style:font-name-asian="Times-Roman" style:font-size-asian="11pt" style:font-weight-asian="bold" style:font-name-complex="Times-Roman" style:font-size-complex="11pt" style:font-weight-complex="bold"/>
    </style:style>
    <style:style style:name="P3" style:family="paragraph" style:parent-style-name="Standard">
      <style:text-properties style:use-window-font-color="true" style:font-name="ArialMT" fo:font-size="11pt" fo:font-weight="normal" style:font-name-asian="Times-Roman" style:font-size-asian="11pt" style:font-weight-asian="normal" style:font-name-complex="Times-Roman" style:font-size-complex="11pt" style:font-weight-complex="normal"/>
    </style:style>
    <style:style style:name="P4" style:family="paragraph" style:parent-style-name="Standard" style:list-style-name="L1">
      <style:paragraph-properties style:text-autospace="none">
        <style:tab-stops>
          <style:tab-stop style:position="-0.882cm"/>
          <style:tab-stop style:position="0cm"/>
        </style:tab-stops>
      </style:paragraph-properties>
      <style:text-properties style:use-window-font-color="true" style:font-name="ArialMT" fo:font-size="11pt" fo:font-weight="normal" style:font-name-asian="ArialMT" style:font-size-asian="11pt" style:font-weight-asian="normal" style:font-name-complex="ArialMT" style:font-size-complex="11pt" style:font-weight-complex="normal"/>
    </style:style>
    <style:style style:name="P5"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weight="normal" style:font-name-asian="ArialMT" style:font-size-asian="11pt" style:font-weight-asian="normal" style:font-name-complex="ArialMT" style:font-size-complex="11pt" style:font-weight-complex="normal"/>
    </style:style>
    <style:style style:name="P6" style:family="paragraph" style:parent-style-name="Standard">
      <style:text-properties style:use-window-font-color="true" style:font-name="ArialMT" fo:font-size="11pt" style:text-underline-style="solid" style:text-underline-width="auto" style:text-underline-color="font-color" fo:font-weight="bold" style:font-name-asian="Times-Roman" style:font-size-asian="11pt" style:font-weight-asian="bold" style:font-name-complex="Times-Roman" style:font-size-complex="11pt" style:font-weight-complex="bold"/>
    </style:style>
    <style:style style:name="P7"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style:text-underline-style="solid" style:text-underline-width="auto" style:text-underline-color="font-color" fo:font-weight="bold" style:font-name-asian="ArialMT" style:font-size-asian="11pt" style:font-weight-asian="bold" style:font-name-complex="ArialMT" style:font-size-complex="11pt" style:font-weight-complex="bold"/>
    </style:style>
    <style:style style:name="P8" style:family="paragraph" style:parent-style-name="Standard">
      <style:text-properties style:use-window-font-color="true" style:font-name="ArialMT" fo:font-size="11pt" style:text-underline-style="none" fo:font-weight="normal" style:font-name-asian="Times-Roman" style:font-size-asian="11pt" style:font-weight-asian="normal" style:font-name-complex="Times-Roman" style:font-size-complex="11pt" style:font-weight-complex="normal"/>
    </style:style>
    <style:style style:name="P9" style:family="paragraph" style:parent-style-name="Standard">
      <style:text-properties style:use-window-font-color="true" style:font-name="ArialMT" fo:font-size="11pt" fo:font-style="normal" style:text-underline-style="none" fo:font-weight="normal" style:font-name-asian="Times-Roman" style:font-size-asian="11pt" style:font-style-asian="normal" style:font-weight-asian="normal" style:font-name-complex="Times-Roman" style:font-size-complex="11pt" style:font-style-complex="normal" style:font-weight-complex="normal"/>
    </style:style>
    <style:style style:name="P10" style:family="paragraph" style:parent-style-name="Standard" style:list-style-name="L2">
      <style:text-properties style:use-window-font-color="true" style:font-name="ArialMT" fo:font-size="11pt" fo:font-style="normal" style:text-underline-style="none" fo:font-weight="normal" style:font-name-asian="Times-Roman" style:font-size-asian="11pt" style:font-style-asian="normal" style:font-weight-asian="normal" style:font-name-complex="Times-Roman" style:font-size-complex="11pt" style:font-style-complex="normal" style:font-weight-complex="normal"/>
    </style:style>
    <style:style style:name="P11" style:family="paragraph" style:parent-style-name="Standard" style:list-style-name="L1">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2"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3"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4" style:family="paragraph" style:parent-style-name="Standard" style:list-style-name="L4">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5" style:family="paragraph" style:parent-style-name="Standard">
      <style:text-properties style:use-window-font-color="true" style:font-name="ArialMT" fo:font-size="11pt" fo:font-style="normal" style:text-underline-style="none" fo:font-weight="bold" style:font-name-asian="Times-Roman" style:font-size-asian="11pt" style:font-style-asian="normal" style:font-weight-asian="bold" style:font-name-complex="Times-Roman" style:font-size-complex="11pt" style:font-style-complex="normal" style:font-weight-complex="bold"/>
    </style:style>
    <style:style style:name="P16"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17" style:family="paragraph" style:parent-style-name="Standard" style:list-style-name="L7">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18" style:family="paragraph" style:parent-style-name="Standard" style:list-style-name="L8">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19" style:family="paragraph" style:parent-style-name="Standard">
      <style:text-properties style:use-window-font-color="true" style:font-name="ArialMT" fo:font-size="11pt" fo:font-style="italic" style:text-underline-style="solid" style:text-underline-width="auto" style:text-underline-color="font-color" fo:font-weight="normal" style:font-name-asian="Times-Roman" style:font-size-asian="11pt" style:font-style-asian="italic" style:font-weight-asian="normal" style:font-name-complex="Times-Roman" style:font-size-complex="11pt" style:font-style-complex="italic" style:font-weight-complex="normal"/>
    </style:style>
    <style:style style:name="P20"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21" style:family="paragraph" style:parent-style-name="Standard">
      <style:text-properties style:use-window-font-color="true" style:font-name="ArialMT" fo:font-size="11pt" style:font-name-asian="ArialMT" style:font-size-asian="11pt" style:font-name-complex="ArialMT" style:font-size-complex="11pt"/>
    </style:style>
    <style:style style:name="P22" style:family="paragraph" style:parent-style-name="Heading_20_1" style:master-page-name="Standard">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Simulation Results <text:bookmark text:name="_GoBack"/>&amp; Analysis</text:h>
      <text:p text:style-name="P2"/>
      <text:p text:style-name="P3">To understand whether the developed model provides useful results and meets the initial specification, two separate methods were used. Firstly, using the model to run simulations provides a number of pieces of information. In regards to the problem domain, finding out new information about the impact of social networking upon smoking is a key aim, but at the same time, these simulations should help to demonstrate whether the model is balanced, efficient and a good base for future work. Following this, analysis of the model from a qualitative viewpoint will form the second part of this section. As a part of the specification concerns itself with understanding whether the model is a suitable proof of concept for a commercial model, this is combined with general thoughts on the quality of the model and any future improvements. The basis of this analysis comes from both the design decisions and the results of the simulations carried out.</text:p>
      <text:p text:style-name="P6">Simulation Analysis</text:p>
      <text:p text:style-name="P8">Using the developed model, a wide range of possible situations can be simulated through using generated or sampled graphs along with configuring certain percentages of the population to smoke, give up or not smoke at all. Whilst running all of these simulations is beyond the scope of this project, ones from prominent categories were run instead. These categories were <text:span text:style-name="T2">simulation parameters</text:span><text:span text:style-name="T1">, </text:span><text:span text:style-name="T2">large networks</text:span><text:span text:style-name="T1">, </text:span><text:span text:style-name="T2">sampled networks</text:span><text:span text:style-name="T1">, and </text:span><text:span text:style-name="T2">composite networks</text:span><text:span text:style-name="T1">. </text:span></text:p>
      <text:p text:style-name="P9">For all simulations, 30,000 simulation steps were carried out with graph and attribute files being exported every 1000 steps. A simulation step is a difficult concept to assign a unit of time to since it is discrete and involves making decisions, assessing influence and rearranging social ties all in one movement. In light of this, the simulation length, whilst not given a specific time period, should be considered to represent months and years rather than hours and days.</text:p>
      <text:p text:style-name="P19">Simulation Parameters</text:p>
      <text:p text:style-name="P9">Given the number of agent attributes and system parameters, there are many initial set-ups to try to model. Since a number of these do not provide useful information in relation to the model or the problem domain, they will not be covered. </text:p>
      <text:p text:style-name="P9">A high-level investigation into the percentage of smokers and of those giving up was conducted using a base graph as seen in <text:span text:style-name="T3">FIGURE X. </text:span>The aim of this test was to get a better understanding of how starting combinations of composition of the graph, relative to percentages of smokers and non-smokers, related to the number of non-smokers left at end of the simulation. A number of runs were executed with the results visible in <text:span text:style-name="T3">FIG Y. </text:span></text:p>
      <text:p text:style-name="P15"/>
      <text:p text:style-name="P9"><text:span text:style-name="T3">FIG X, base graph</text:span> </text:p>
      <text:p text:style-name="P15">FIG Y Results</text:p>
      <text:list xml:id="list2416336030437680853" text:style-name="L1">
        <text:list-item>
          <text:list>
            <text:list-item>
              <text:p text:style-name="P4">Initial set ups</text:p>
              <text:list>
                <text:list-item>
                  <text:p text:style-name="P11">other params (change means etc)</text:p>
                </text:list-item>
              </text:list>
            </text:list-item>
          </text:list>
        </text:list-item>
      </text:list>
      <text:p text:style-name="P19">Large Networks</text:p>
      <text:list xml:id="list6329707467158778341" text:style-name="L2">
        <text:list-item>
          <text:p text:style-name="P10"><text:soft-page-break/>large SF</text:p>
        </text:list-item>
        <text:list-item>
          <text:p text:style-name="P10">large SW</text:p>
        </text:list-item>
        <text:list-item>
          <text:p text:style-name="P10">SF on a load of Sws?</text:p>
        </text:list-item>
      </text:list>
      <text:p text:style-name="P19">Sampled Networks</text:p>
      <text:p text:style-name="P5">In order to consider how the model functions with real networks, a number of datasets were sampled. These are from the Stanford SNAP [<text:span text:style-name="T3">REF</text:span>] which provides a number of large datasets sampled from various internet sources. To maintain consistency with the system as a whole, only directed non-multi-graphs were used; undirected graphs would lack the required level relationship information whilst multi-graphs could have many of the same edge which is not catered for in this model. Generally, these datasets were very large and due the timescale of the project, the simulations could not take place on a <text:span text:style-name="T2">cluster</text:span> or <text:span text:style-name="T2">high-performance computer</text:span> (HPC) so instead, samples using the previously mentioned <text:span text:style-name="T2">snowball sampler</text:span><text:span text:style-name="T1"> were taken of different sizes and had simulations run upon them. </text:span></text:p>
      <text:p text:style-name="P5"/>
      <text:p text:style-name="P7">Model Analysis</text:p>
      <text:p text:style-name="P20">Commercial Analysis</text:p>
      <text:p text:style-name="P16">DO I NEED TO TALK ABOUT SANDTABLE NOT GIVING MUCH HERE?</text:p>
      <text:p text:style-name="P12">Commercial viability analysis of this project mainly focuses on whether the current system could be used as a starting point in building a more in-depth model so looks at aspects such as scalability, efficiency and extensibility. This analysis assumes that a commercial-level model should be:</text:p>
      <text:list xml:id="list3224151247805005516" text:style-name="L4">
        <text:list-item>
          <text:p text:style-name="P14">Efficient – to save excess computing cycles on large and long-running simulations</text:p>
        </text:list-item>
        <text:list-item>
          <text:p text:style-name="P14">Scalable – to be able to run both small and very large models, allowing for analysis on a wide range of social situations such as small friendship groups to populations of cities or towns.</text:p>
        </text:list-item>
        <text:list-item>
          <text:p text:style-name="P14">Extensible &amp; adaptable – should new work influence the configuration of the model, it should not need entirely rebuilding in order to include these changes.</text:p>
        </text:list-item>
      </text:list>
      <text:p text:style-name="P12">The efficiency of the model in places is good – the decision tree, for example, primarily uses <text:span text:style-name="T2">if</text:span> statements for decisions with only basic arithmetic comparisons or precomputed values rather than more complex values computer for each stage. Furthermore, the neighbourhood and influenced attributes are only calculated once, since these are both intensive operations and in a similar manner, the agent tries to calculate datasets such as this once per turn at most. <text:s/>Due to this system being a proof-of-concept, efficiency was not always the biggest concern during development with the favour instead being given to a balanced model. This means that some inefficient sections are present, but are not so intertwined with other components in such a way that makes them difficult to fix. <text:s text:c="2"/></text:p>
      <text:p text:style-name="P12">The first example is due to the fact that the network structure can change from one agent's turn to another, neighbourhoods have to be generated for every agent every turn which is not very efficient. This requires a lot of graph traversal and in larger graphs, a lot of processing time. Unfortunately, this is difficult as caching neighbourhoods introduces the <text:soft-page-break/>chance of nodes who are newly removed from this set playing a role in calculations and verifying the neighbourhood requires the same amount of computation as creating it. One possible way to get around this is to cache the neighbourhood at the end of each agent's turn. Changes could then be handled by, again at the end of each turn, having each agent broadcast its one-hop neighbours to its one-hop neighbourhood. These nodes can then, between the end of their turn and the start of the next, check for the existence of neighbourhood nodes – new ones can be added, whilst if they are unaccounted for then they can be removed. </text:p>
      <text:p text:style-name="P12">A good level of efficiency in the agents lends itself to scalability of the model. This is because the majority of the runtime is spent within agent actions so if these are made to be as efficiently as possible, then the model will perform better when more agents are added. Because this model is not developed with the intention of running simulations in excess of 10,000 nodes, little emphasis has been given to developing with the intention of running large scale tests though in a commercial solution, this would be very important. Developing in this manner requires attention to be split between individual agents and the system as a whole; for example, removing any actions carried out by every agent that could be done once for the whole network would save a lot of compute cycles. If performance was of paramount importance, then the stage at which network reconfiguration happens could be separated out from within the agent to for the whole network at once. This means that rather than agents would work on a fixed network each turn rather than one which changes between separate agent turns meaning steps such as scoring between agents would need to be carried out fewer times.</text:p>
      <text:p text:style-name="P12">With regards to scalability, some changes would need to be made in order to provide good performance on large systems. Agent-based systems are difficult to scale due to the amount of processing power required for even smaller ones as even in this project, a basic <text:s/>representation of humans and their connections performed many different operations per step. As more agents are added, on top of the internal processing for this new addition, each existing agent may now have even more nodes in its neighbourhood, resulting in more calculations per agent. The exact effect of more agents being added can depend on a number of factors, such as its degree, size of neighbourhood and more, making it difficult to quantify.</text:p>
      <text:p text:style-name="P12">To better analyse this, simulations and graph generations were carried out on a variety of graph sizes on both generated small-world and scale-free graphs. Each simulation ran for 30,000 steps and was timed, with the results being plotted. For reference, the tests were carried out on a 3.4GHz quad-core, Intel i5 processor, using 1.3GB of RAM for the Java Virtual Machine. Graph generation is a one-off step in a simulation that, in its most complete sense, will create a graph of size <text:span text:style-name="T2">n</text:span> agents each with a set of attributes and social connections. It should be noted that if a sampled graph is used, the time taken for a <text:span text:style-name="T2">n</text:span> nodes to be prepared for running will be less than that of a <text:span text:style-name="T2">scale-free</text:span> graph being generated since the sampled graph simply uses the attribute creation step that <text:span text:style-name="T2">scale-free</text:span> graphs also use.</text:p>
      <text:p text:style-name="P16">FIG X SCALE FREE gen</text:p>
      <text:p text:style-name="P16">FIG Y SMALL-WORLD gen</text:p>
      <text:p text:style-name="P12">As visible in <text:span text:style-name="T3">FIGURE X</text:span>, the generation time for scale-free graphs increases almost quadratically as the number of nodes increases, reaching around 30 minutes creation time for a 3000 node graph. Adding to this, as the generation method leaves disconnected nodes in the graph, many of these have to be removed causing the operational node count to be often lower. Obviously, this level of performance would not be effective in a commercial <text:soft-page-break/>environment since large graphs of over 1000 nodes would take too long to create using this method. This, however, may be partly due to the implementation rather than the method; <text:span text:style-name="T3">FIGURE Y</text:span> shows the generation times for a small-world graph, using the <text:span text:style-name="T2">Repast </text:span>built-in small-world creation algorithm. A very short creation time across the range of node counts tested with a linear increase can be seen, which is a better performance however the method for generating small-world graphs is much less intensive. At least some of the cause of this is the fact that the calculation used to determine if an edge is to be added or removed is simpler for small-world graphs than scale-free. From this, it can be seen that to make this aspect of the model more commercially viable, it needs to offer a more scalable generation method for scale-free graphs.</text:p>
      <text:p text:style-name="P16">FIX X2 SF run</text:p>
      <text:p text:style-name="P16">FIG Y2 SW Run</text:p>
      <text:p text:style-name="P12">Perhaps more important than this is the time taken for simulations to run. This is a difficult area to quantify since two graphs of identical node count can vary in many ways such as edge density, average degree and more, in turn affecting how the graph may behave. Using the graphs generated for the previous tests, the results of the simulations carried out can be seen in figures <text:span text:style-name="T3">X2 and Y2</text:span>. A point to note is that due to the scale-free method not producing graphs of exactly the number of nodes required, creating a 3000 node graph to match the upper limit of the small-world tests would have been very difficult. It can be seen that both follow a linear increase as nodes are added, with simulations of around 750 nodes taking around 4 minutes for a small-world graph and just over 5 minutes for a scale-free one. The similarity in the trends of these graphs indicate that the type of graph may be independent of how long a simulation on it takes. If this is the case for all graphs, then the focus for scalability improvements lie within agent efficiency, as detailed above. In regards to the simulation times at the moment, whilst 20 minutes for a 3000 node small-world graph may seem high, if run on a cluster or HPC, the runtime would be much shorter. As such, increasing the number of agents significantly would not cause untenable runtimes, should the requite computing power be available. From this basic investigation, the model appears to be fairly scalable but would benefit from work on agent efficiency if simulations were to take place on personal computers.</text:p>
      <text:p text:style-name="P12">On the whole, the system displays a good level of extensibility and ease of maintenance. From the start of development, focus has been on building not only a useful model but also a platform on which makes it easier to improve said model. This was done by ensuring that any tools developed were done so in as general a manner as possible, as well as grouping them into related packages. The agent itself separates out its actions into methods, especially the three steps of neighbourhood finding, running the decision tree and reconfiguring connections. A useful feature that this allows is the easy replacement of any of these components, without having to disentangle them from the rest of the agent implementation – a company could use this to create a number of separate approaches to the decision tree and network reconfigurer and test them by simply changing the method calls.</text:p>
      <text:p text:style-name="P12">Furthermore, the Repast framework is a large, public project which causes it to be well organised and ensures that user code is separated from system code. By making user code interface with the system instead of building within it, modifications to said system can be avoided and the efficiency and speed of the underlying simulator can be guaranteed. This is important since it shifts the emphasis for code to be well written and efficient to the model and relating tools thus. Furthermore, keeping this separation means that if the model implementation is maintainable, the developer does not need to worry about the simulation <text:soft-page-break/>environment code. Although this is very useful, the model is developed within <text:span text:style-name="T2">Repast Simphony </text:span>whereas a commercial level model would probably require HPC access and due to this would need to be rewritten in C++. Assuming the same principles would be used in that model as in this, this task would not need as much time or effort to develop and so would not be a major problem.</text:p>
      <text:p text:style-name="P20">Model Analysis</text:p>
      <text:p text:style-name="P12">Overall, the model did provide some insight into the problem domain and from this is in some respects successful. Considering the fact that the intention was for the system to hold a proof-of-concept status, keeping the modelling of both the agent and network to basic levels, it is encouraging to see that the project does seem to exhibit behaviours that would be expected <text:span text:style-name="T3">MORE</text:span></text:p>
      <text:p text:style-name="P16">Does it show expected behaviours?</text:p>
      <text:list xml:id="list5179052710495398731" text:style-name="L8">
        <text:list-item>
          <text:list>
            <text:list-item>
              <text:p text:style-name="P18">interaction seems to be reasonable</text:p>
            </text:list-item>
            <text:list-item>
              <text:p text:style-name="P18">consistency of results is tricky</text:p>
            </text:list-item>
          </text:list>
        </text:list-item>
      </text:list>
      <text:list xml:id="list6605498240287810669" text:style-name="L7">
        <text:list-item>
          <text:list>
            <text:list-item>
              <text:p text:style-name="P17">too easy to begin smoking</text:p>
            </text:list-item>
            <text:list-item>
              <text:p text:style-name="P17">Give up 'fade' – no one giving up by the end</text:p>
            </text:list-item>
          </text:list>
        </text:list-item>
      </text:list>
      <text:p text:style-name="P16">Does it have the ability to provide more results?</text:p>
      <text:p text:style-name="P16">Talk about platform &amp; ability to add more stuff in</text:p>
      <text:p text:style-name="P16">Discuss quality of decision tree &amp; influence</text:p>
      <text:p text:style-name="P12">A major factor during the development of the project was that of <text:span text:style-name="T2">balancing </text:span>the model. Trial and error indicated that balance was indicated by how long the social network could maintain a structure similar to its beginning state; for example, if a scale-free network collapses into a small-world network in fewer than 10,000 simulation steps, then the model would appear to be very imbalanced, whilst a collapse over a longer period of time would indicate a better configuration. It was found that certain aspects of the system had a much greater impact on this balance than others:</text:p>
      <text:list xml:id="list150842887721239154" text:style-name="L3">
        <text:list-item>
          <text:p text:style-name="P13">Social connection add/remove boundaries – a lower bound of 0.4 and upper bound of 0.7 was used throughout the simulations though whilst finding this boundary set, many others were tried. As might be expected, raising the lower bound too high caused the graph to become sparse over time, since it would be overzealous with edge removal. On the other hand, dropping the upper bound by just 0.05, the network became saturated with edges very quickly, resulting in many feedback loops and lots of edges becoming high influence.</text:p>
        </text:list-item>
        <text:list-item>
          <text:p text:style-name="P13">Decision tree end-state inputs – the values which are fed into the decisions that choose if a person begins or stops smoking</text:p>
        </text:list-item>
        <text:list-item>
          <text:p text:style-name="P13">Decision order</text:p>
        </text:list-item>
      </text:list>
      <text:p text:style-name="P20">Further Improvements</text:p>
      <text:p text:style-name="P12">The agent itself could be adjusted to include more attributes and for those already included, more accurate models. The former is a difficult proposition since to make these additions, it should be the case that the attributes have been shown to have some effect on smoking through other research. Due to how circumstantial smoking behaviours seem to be, <text:soft-page-break/>acquiring general information about factors in smoking cessation is not straightforward. As such, to undertake this, the best route would be to undertake specialist research in the field with the specific intention of understanding smoking behaviour contributing factors. In spite of this, some attributes such as stress could be included, assuming a reasonable model could be incorporated which would account for both internal and external contributors to the stress. Accurately modelling existing parameters is easier since as shown in the <text:span text:style-name="T2">Research &amp; Literature Review </text:span>section, work towards this has already been done. The process for each attribute would involve isolating each concept and investigating it individually, through which a mathematical model could be developed for it. To prove the accuracy, these models would then have to be tested against some real-world measure. Whilst this would aid in the general result quality of the model, it could incur extra computational cost which may be a problem if large simulations are the main focus. Avoiding this would then require either efficient attribute representations or only modelling the most significant ones in such a detailed manner.</text:p>
      <text:p text:style-name="P12">In terms of the decision tree, there are a number of design-level changes that, whilst would not impact the operation of the tree, would allow for much faster and easier tree prototyping, in turn making it more straightforward when developing new or adapting existing trees. A modular approach could be used where a decision is represented by some abstract type, allowing the specification of which attributes to decide on and their relevant thresholds for each as well as some list of which decisions lead to others. This would remove the need for extra programming when implementing new decision trees so would make the model more usable for those who do not know how to program. On top of this, it would be easier to build visualisation tools for and get an understanding of the tree at a glance compared to the current implementation which uses nested <text:span text:style-name="T2">if</text:span> statements. </text:p>
      <text:p text:style-name="P12">Another decision-tree based change would be the inclusion of 'dead-zones', which are tree states that result in no change to behaviours and/or attributes. By defining more 'no change' behaviours, this would provide another aspect of configurability and also, by offering the ability to not change, produce more gradual results. An extension to this would be to separate out physical and mental attributes. This would allow for influence, for example, to act upon mental state which in turn acts upon the individual's decisions and behaviours. Combined with the idea of dead-zones, gradual changes could be made to the mental attributes resulting in more of a 'decision-making over time' behaviour by the agent.</text:p>
      <text:p text:style-name="P12"/>
      <text:p text:style-name="P20"/>
      <text:p text:style-name="P2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Roman" svg:font-family="Times-Roman" style:font-family-generic="roman"/>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bullet text:level="3" text:style-name="RTF_5f_Num_20_2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bullet text:level="3" text:style-name="RTF_5f_Num_20_4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bullet text:level="2" text:style-name="RTF_5f_Num_20_5_20_2" style:num-suffix="." text:bullet-char="◦">
        <style:list-level-properties text:space-before="1.905cm" text:min-label-width="0.635cm"/>
      </text:list-level-style-bullet>
      <text:list-level-style-bullet text:level="3" text:style-name="RTF_5f_Num_20_5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87</meta:editing-cycles>
    <meta:creation-date>2013-03-25T16:04:00</meta:creation-date>
    <dc:date>2013-04-16T02:30:26</dc:date>
    <meta:editing-duration>P2DT19H38M6S</meta:editing-duration>
    <meta:generator>OpenOffice.org/3.4.1$Unix OpenOffice.org_project/341m1$Build-9593</meta:generator>
    <meta:document-statistic meta:table-count="0" meta:image-count="0" meta:object-count="0" meta:page-count="6" meta:paragraph-count="56" meta:word-count="3146" meta:character-count="187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